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453cm"/>
    </style:style>
    <style:style style:name="gr7" style:family="graphic" style:parent-style-name="standard">
      <style:graphic-properties draw:stroke="none" draw:fill="none" fo:min-height="1.49cm"/>
    </style:style>
    <style:style style:name="gr8" style:family="graphic" style:parent-style-name="standard">
      <style:graphic-properties draw:stroke="none" draw:fill="none" fo:min-height="1.40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462cm" svg:height="1.182cm" svg:x="3.423cm" svg:y="2.12cm">
          <text:p text:style-name="P1"><text:span text:style-name="T1">pub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2" draw:layer="layout" svg:width="2.681cm" svg:height="0.977cm" svg:x="4.839cm" svg:y="9.022cm">
            <text:p text:style-name="P2"><text:span text:style-name="T2">Postgres</text:span></text:p>
            <draw:enhanced-geometry svg:viewBox="0 0 88 21600" draw:mirror-vertical="false" draw:mirror-horizontal="false" draw:glue-points="44 ?f6 44 0 0 10800 44 21600 88 10800" draw:text-areas="0 ?f6 88 ?f3" draw:type="can" draw:modifiers="7895.172413793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" draw:text-style-name="P3" draw:layer="layout" svg:x1="6.171cm" svg:y1="8.784cm" svg:x2="6.171cm" svg:y2="9.085cm">
            <text:p/>
          </draw:line>
          <draw:g>
            <draw:custom-shape draw:style-name="gr4" draw:text-style-name="P3" draw:layer="layout" svg:width="2.9cm" svg:height="1.778cm" svg:x="5.087cm" svg:y="6.59cm">
              <text:p text:style-name="P3">Core</text:p>
              <text:p text:style-name="P3">Web 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2.9cm" svg:height="1.778cm" svg:x="4.887cm" svg:y="6.79cm">
              <text:p text:style-name="P3">Core</text:p>
              <text:p text:style-name="P3">Web 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2.9cm" svg:height="1.778cm" svg:x="4.687cm" svg:y="6.99cm">
              <text:p text:style-name="P3">Online</text:p>
              <text:p text:style-name="P3">Stor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2.875cm" svg:height="0.977cm" svg:x="9.063cm" svg:y="9.075cm">
            <text:p text:style-name="P2"><text:span text:style-name="T2">MongoDB</text:span></text:p>
            <draw:enhanced-geometry svg:viewBox="0 0 88 21600" draw:mirror-vertical="false" draw:mirror-horizontal="false" draw:glue-points="44 ?f6 44 0 0 10800 44 21600 88 10800" draw:text-areas="0 ?f6 88 ?f3" draw:type="can" draw:modifiers="7895.172413793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" draw:text-style-name="P3" draw:layer="layout" svg:x1="10.503cm" svg:y1="8.777cm" svg:x2="10.503cm" svg:y2="9.078cm">
            <text:p/>
          </draw:line>
          <draw:g>
            <draw:custom-shape draw:style-name="gr4" draw:text-style-name="P3" draw:layer="layout" svg:width="2.9cm" svg:height="1.778cm" svg:x="9.219cm" svg:y="6.583cm">
              <text:p text:style-name="P3">Core</text:p>
              <text:p text:style-name="P3">Web 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2.9cm" svg:height="1.778cm" svg:x="9.019cm" svg:y="6.783cm">
              <text:p text:style-name="P3">Core</text:p>
              <text:p text:style-name="P3">Web 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2.9cm" svg:height="1.778cm" svg:x="8.819cm" svg:y="6.983cm">
              <text:p text:style-name="P3">Targeting</text:p>
              <text:p text:style-name="P3">Engin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2.851cm" svg:height="0.977cm" svg:x="8.99cm" svg:y="0.218cm">
            <text:p text:style-name="P2"><text:span text:style-name="T2">MongoDB</text:span></text:p>
            <draw:enhanced-geometry svg:viewBox="0 0 88 21600" draw:mirror-vertical="false" draw:mirror-horizontal="false" draw:glue-points="44 ?f6 44 0 0 10800 44 21600 88 10800" draw:text-areas="0 ?f6 88 ?f3" draw:type="can" draw:modifiers="7067.4846625766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" draw:text-style-name="P3" draw:layer="layout" svg:x1="10.531cm" svg:y1="1.186cm" svg:x2="10.531cm" svg:y2="1.487cm">
            <text:p/>
          </draw:line>
          <draw:g>
            <draw:custom-shape draw:style-name="gr4" draw:text-style-name="P3" draw:layer="layout" svg:width="2.9cm" svg:height="1.778cm" svg:x="9.149cm" svg:y="1.442cm">
              <text:p text:style-name="P3">Core</text:p>
              <text:p text:style-name="P3">Web 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2.9cm" svg:height="1.778cm" svg:x="8.949cm" svg:y="1.642cm">
              <text:p text:style-name="P3">Core</text:p>
              <text:p text:style-name="P3">Web 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2.9cm" svg:height="1.778cm" svg:x="8.749cm" svg:y="1.842cm">
              <text:p text:style-name="P3">Email</text:p>
              <text:p text:style-name="P3">Servic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2.946cm" svg:height="0.977cm" svg:x="0.156cm" svg:y="6.526cm">
            <text:p text:style-name="P2"><text:span text:style-name="T2">MongoDB</text:span></text:p>
            <draw:enhanced-geometry svg:viewBox="0 0 88 21600" draw:mirror-vertical="false" draw:mirror-horizontal="false" draw:glue-points="44 ?f6 44 0 0 10800 44 21600 88 10800" draw:text-areas="0 ?f6 88 ?f3" draw:type="can" draw:modifiers="7895.172413793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" draw:text-style-name="P3" draw:layer="layout" svg:x1="1.496cm" svg:y1="6.228cm" svg:x2="1.496cm" svg:y2="6.529cm">
            <text:p/>
          </draw:line>
          <draw:g>
            <draw:custom-shape draw:style-name="gr4" draw:text-style-name="P3" draw:layer="layout" svg:width="2.9cm" svg:height="1.778cm" svg:x="0.512cm" svg:y="4.034cm">
              <text:p text:style-name="P3">Core</text:p>
              <text:p text:style-name="P3">Web 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2.9cm" svg:height="1.778cm" svg:x="0.312cm" svg:y="4.234cm">
              <text:p text:style-name="P3">Core</text:p>
              <text:p text:style-name="P3">Web ap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2.9cm" svg:height="1.778cm" svg:x="0.112cm" svg:y="4.434cm">
              <text:p text:style-name="P3">Core</text:p>
              <text:p text:style-name="P3">Web app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3" draw:text-style-name="P3" draw:layer="layout" svg:x1="6.605cm" svg:y1="1.126cm" svg:x2="6.605cm" svg:y2="1.427cm">
              <text:p/>
            </draw:line>
            <draw:g>
              <draw:custom-shape draw:style-name="gr4" draw:text-style-name="P3" draw:layer="layout" svg:width="2.9cm" svg:height="1.778cm" svg:x="5.085cm" svg:y="1.432cm">
                <text:p text:style-name="P3">Core</text:p>
                <text:p text:style-name="P3">Web ap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3" draw:layer="layout" svg:width="2.9cm" svg:height="1.778cm" svg:x="4.885cm" svg:y="1.632cm">
                <text:p text:style-name="P3">Core</text:p>
                <text:p text:style-name="P3">Web ap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3" draw:layer="layout" svg:width="2.9cm" svg:height="1.778cm" svg:x="4.685cm" svg:y="1.832cm">
                <text:p text:style-name="P3">Analytics</text:p>
                <text:p text:style-name="P3">Engine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" draw:text-style-name="P2" draw:layer="layout" svg:width="2.392cm" svg:height="0.977cm" svg:x="5.341cm" svg:y="0.208cm">
              <text:p text:style-name="P2"><text:span text:style-name="T2">Lucene</text:span></text:p>
              <draw:enhanced-geometry svg:viewBox="0 0 88 21600" draw:mirror-vertical="false" draw:mirror-horizontal="false" draw:glue-points="44 ?f6 44 0 0 10800 44 21600 88 10800" draw:text-areas="0 ?f6 88 ?f3" draw:type="can" draw:modifiers="7895.1724137931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ustom-shape draw:style-name="gr1" draw:text-style-name="P1" draw:layer="layout" svg:width="1.273cm" svg:height="1.17cm" svg:x="3.412cm" svg:y="4.672cm">
          <text:p text:style-name="P1"><text:span text:style-name="T1">pu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32cm" svg:height="1.2cm" draw:transform="rotate (1.5707963267949) translate (1.34cm 4.29cm)">
          <text:p text:style-name="P1"><text:span text:style-name="T1">sub</text:span></text:p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3.338cm" svg:height="1.016cm" svg:x="0.085cm" svg:y="2.01cm">
          <text:p text:style-name="P3"><text:span text:style-name="T1">Promiscu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5" draw:layer="layout" svg:width="1.62cm" svg:height="1.13cm" draw:transform="rotate (1.5707963267949) translate (5.756cm 5.08cm)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6" draw:layer="layout" svg:width="1.473cm" svg:height="1.703cm" draw:transform="rotate (1.5707963267949) translate (5.838cm 4.919cm)">
            <draw:text-box>
              <text:p text:style-name="P6"><text:span text:style-name="T1">sub</text:span></text:p>
            </draw:text-box>
          </draw:frame>
        </draw:g>
        <draw:g>
          <draw:custom-shape draw:style-name="gr5" draw:text-style-name="P5" draw:layer="layout" svg:width="1.656cm" svg:height="1.154cm" draw:transform="rotate (1.5707963267949) translate (9.737cm 5.0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6" draw:layer="layout" svg:width="1.506cm" svg:height="1.74cm" draw:transform="rotate (1.5707963267949) translate (9.82cm 4.926cm)">
            <draw:text-box>
              <text:p text:style-name="P6"><text:span text:style-name="T1">sub</text:span></text:p>
            </draw:text-box>
          </draw:frame>
        </draw:g>
        <draw:g>
          <draw:custom-shape draw:style-name="gr5" draw:text-style-name="P5" draw:layer="layout" svg:width="1.426cm" svg:height="1.249cm" draw:transform="rotate (1.5707963267949) translate (5.763cm 7.014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6" draw:layer="layout" svg:width="1.692cm" svg:height="1.653cm" draw:transform="rotate (1.5707963267949) translate (5.934cm 7.426cm)">
            <draw:text-box>
              <text:p text:style-name="P6"><text:span text:style-name="T1">sub</text:span></text:p>
            </draw:text-box>
          </draw:frame>
        </draw:g>
        <draw:g>
          <draw:custom-shape draw:style-name="gr5" draw:text-style-name="P5" draw:layer="layout" svg:width="1.426cm" svg:height="1.159cm" draw:transform="rotate (1.5707963267949) translate (9.763cm 7.014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6" draw:layer="layout" svg:width="1.692cm" svg:height="1.653cm" draw:transform="rotate (1.5707963267949) translate (9.934cm 7.326cm)">
            <draw:text-box>
              <text:p text:style-name="P6"><text:span text:style-name="T1">sub</text:span></text:p>
            </draw:text-box>
          </draw:frame>
        </draw:g>
        <draw:custom-shape draw:style-name="gr1" draw:text-style-name="P7" draw:layer="layout" svg:width="7.112cm" svg:height="1.164cm" svg:x="4.685cm" svg:y="4.672cm">
          <text:p text:style-name="P3">Promiscuou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9cm" fo:text-indent="0cm"/>
      <style:text-properties style:use-window-font-color="true" style:text-outline="false" style:text-line-through-style="none" fo:font-family="'Liberation Sans'" style:font-family-generic="roman" style:font-pitch="variable" fo:font-size="15.3000001907349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3cm" fo:text-indent="0cm"/>
      <style:text-properties fo:font-size="1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35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87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1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268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09cm" svg:height="7.047cm" svg:x="1.392cm" svg:y="2.397cm"/>
      <draw:page-thumbnail draw:layer="backgroundobjects" svg:width="8.509cm" svg:height="7.047cm" svg:x="1.392cm" svg:y="10.445cm"/>
      <draw:page-thumbnail draw:layer="backgroundobjects" svg:width="8.509cm" svg:height="7.047cm" svg:x="1.392cm" svg:y="18.493cm"/>
      <draw:page-thumbnail draw:layer="backgroundobjects" svg:width="8.509cm" svg:height="7.047cm" svg:x="11.687cm" svg:y="2.397cm"/>
      <draw:page-thumbnail draw:layer="backgroundobjects" svg:width="8.509cm" svg:height="7.047cm" svg:x="11.687cm" svg:y="10.445cm"/>
      <draw:page-thumbnail draw:layer="backgroundobjects" svg:width="8.509cm" svg:height="7.047cm" svg:x="11.687cm" svg:y="18.493cm"/>
    </style:handout-master>
    <style:master-page style:name="Default" style:page-layout-name="PM1" draw:style-name="Mdp1">
      <draw:frame presentation:style-name="Default-title" draw:layer="backgroundobjects" svg:width="11.041cm" svg:height="1.696cm" svg:x="0.608cm" svg:y="0.399cm" presentation:class="title" presentation:placeholder="true">
        <draw:text-box/>
      </draw:frame>
      <draw:frame presentation:style-name="Default-outline1" draw:layer="backgroundobjects" svg:width="10.795cm" svg:height="8.134cm" svg:x="0.608cm" svg:y="2.368cm" presentation:class="outline" presentation:placeholder="true">
        <draw:text-box/>
      </draw:frame>
      <draw:frame presentation:style-name="Mpr1" draw:text-style-name="MP1" draw:layer="backgroundobjects" svg:width="2.859cm" svg:height="0.7cm" svg:x="0.608cm" svg:y="9.2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888cm" svg:height="0.7cm" svg:x="4.192cm" svg:y="9.2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859cm" svg:height="0.7cm" svg:x="8.79cm" svg:y="9.2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xana Geambasu</meta:initial-creator>
    <meta:creation-date>2013-03-02T09:14:05</meta:creation-date>
    <dc:date>2013-03-27T13:23:30</dc:date>
    <dc:creator>Roxana Geambasu</dc:creator>
    <meta:editing-duration>PT37M57S</meta:editing-duration>
    <meta:editing-cycles>30</meta:editing-cycles>
    <meta:generator>LibreOffice/3.6$Linux_X86_64 LibreOffice_project/360m1$Build-2</meta:generator>
    <meta:document-statistic meta:object-count="76"/>
  </office:meta>
</office:document-meta>
</file>